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2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.63542in)"/>
    </style:style>
  </office:automatic-styles>
  <office:body>
    <office:text text:use-soft-page-breaks="true">
      <text:h text:style-name="P1" text:outline-level="2">Klassendiagramme<draw:frame draw:style-name="a0" draw:transform="translate(-4.2in -3.15in) rotate(-1.5708) translate(4.2in 3.15in)" draw:name="Grafik 1" text:anchor-type="as-char" svg:width="8.4in" svg:height="6.3in" style:rel-width="scale" style:rel-height="scale"><draw:image xlink:href="media/image1.jpeg" xlink:type="simple" xlink:show="embed" xlink:actuate="onLoad"/><svg:title/><svg:desc/></draw:frame><text:soft-page-break/><draw:frame draw:style-name="a1" draw:transform="translate(-2.83229in -2.3625in) rotate(-1.5708) translate(2.83229in 2.3625in)" draw:name="Grafik 2" text:anchor-type="as-char" svg:width="5.66458in" svg:height="4.725in" style:rel-width="scale" style:rel-height="scale"><draw:image xlink:href="media/image2.jpeg" xlink:type="simple" xlink:show="embed" xlink:actuate="onLoad"/><svg:title/><svg:desc/></draw:frame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Gritzfeld</meta:initial-creator>
    <dc:creator>Alexander Gritzfeld</dc:creator>
    <meta:creation-date>2021-05-29T19:41:00Z</meta:creation-date>
    <dc:date>2021-05-29T19:43:00Z</dc:date>
    <meta:template xlink:href="Normal.dotm" xlink:type="simple"/>
    <meta:editing-cycles>1</meta:editing-cycles>
    <meta:editing-duration>PT0S</meta:editing-duration>
    <meta:document-statistic meta:page-count="2" meta:paragraph-count="1" meta:word-count="2" meta:character-count="18" meta:row-count="1" meta:non-whitespace-character-count="17"/>
  </office:meta>
</office:document-meta>
</file>